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4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6" calcext:value-type="float">
            <text:p>4251050076</text:p>
          </table:table-cell>
          <table:table-cell table:style-name="ce2" office:value-type="string" calcext:value-type="string">
            <text:p>Trần Quang Ý</text:p>
          </table:table-cell>
          <table:table-cell table:style-name="ce3" office:value-type="date" office:date-value="2001-05-18" calcext:value-type="date">
            <text:p>2001-5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6" calcext:value-type="float">
            <text:p>42510500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7" calcext:value-type="float">
            <text:p>4251050077</text:p>
          </table:table-cell>
          <table:table-cell table:style-name="ce2" office:value-type="string" calcext:value-type="string">
            <text:p>Nguyễn Lê Vũ</text:p>
          </table:table-cell>
          <table:table-cell table:style-name="ce3" office:value-type="date" office:date-value="2001-07-01" calcext:value-type="date">
            <text:p>2001-7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7" calcext:value-type="float">
            <text:p>42510500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8" calcext:value-type="float">
            <text:p>4251050078</text:p>
          </table:table-cell>
          <table:table-cell table:style-name="ce2" office:value-type="string" calcext:value-type="string">
            <text:p>Phan Minh Toàn</text:p>
          </table:table-cell>
          <table:table-cell table:style-name="ce3" office:value-type="date" office:date-value="2001-11-05" calcext:value-type="date">
            <text:p>2001-11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8" calcext:value-type="float">
            <text:p>42510500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79" calcext:value-type="float">
            <text:p>4251050079</text:p>
          </table:table-cell>
          <table:table-cell table:style-name="ce2" office:value-type="string" calcext:value-type="string">
            <text:p>Võ Tân Khoa</text:p>
          </table:table-cell>
          <table:table-cell table:style-name="ce3" office:value-type="date" office:date-value="2001-03-16" calcext:value-type="date">
            <text:p>2001-3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79" calcext:value-type="float">
            <text:p>42510500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0" calcext:value-type="float">
            <text:p>4251050080</text:p>
          </table:table-cell>
          <table:table-cell table:style-name="ce2" office:value-type="string" calcext:value-type="string">
            <text:p>Nguyễn Phan Huy Hoàng</text:p>
          </table:table-cell>
          <table:table-cell table:style-name="ce3" office:value-type="date" office:date-value="2000-07-30" calcext:value-type="date">
            <text:p>2000-7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0" calcext:value-type="float">
            <text:p>42510500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1" calcext:value-type="float">
            <text:p>4251050081</text:p>
          </table:table-cell>
          <table:table-cell table:style-name="ce2" office:value-type="string" calcext:value-type="string">
            <text:p>Thái Thanh Tùng</text:p>
          </table:table-cell>
          <table:table-cell table:style-name="ce3" office:value-type="date" office:date-value="2001-01-12" calcext:value-type="date">
            <text:p>2001-1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1" calcext:value-type="float">
            <text:p>42510500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2" calcext:value-type="float">
            <text:p>4251050082</text:p>
          </table:table-cell>
          <table:table-cell table:style-name="ce2" office:value-type="string" calcext:value-type="string">
            <text:p>Huỳnh Thành Nhân</text:p>
          </table:table-cell>
          <table:table-cell table:style-name="ce3" office:value-type="date" office:date-value="2001-08-31" calcext:value-type="date">
            <text:p>2001-8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2" calcext:value-type="float">
            <text:p>42510500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3" calcext:value-type="float">
            <text:p>4251050083</text:p>
          </table:table-cell>
          <table:table-cell table:style-name="ce2" office:value-type="string" calcext:value-type="string">
            <text:p>Lê Văn Bảo</text:p>
          </table:table-cell>
          <table:table-cell table:style-name="ce3" office:value-type="date" office:date-value="2001-10-22" calcext:value-type="date">
            <text:p>2001-10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3" calcext:value-type="float">
            <text:p>42510500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4" calcext:value-type="float">
            <text:p>4251050084</text:p>
          </table:table-cell>
          <table:table-cell table:style-name="ce2" office:value-type="string" calcext:value-type="string">
            <text:p>Nguyễn Trí An</text:p>
          </table:table-cell>
          <table:table-cell table:style-name="ce3" office:value-type="date" office:date-value="2001-11-01" calcext:value-type="date">
            <text:p>2001-1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4" calcext:value-type="float">
            <text:p>42510500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5" calcext:value-type="float">
            <text:p>4251050085</text:p>
          </table:table-cell>
          <table:table-cell table:style-name="ce2" office:value-type="string" calcext:value-type="string">
            <text:p>Nguyễn Cảnh Đệ</text:p>
          </table:table-cell>
          <table:table-cell table:style-name="ce3" office:value-type="date" office:date-value="1995-09-05" calcext:value-type="date">
            <text:p>1995-9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5" calcext:value-type="float">
            <text:p>42510500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6" calcext:value-type="float">
            <text:p>4251050086</text:p>
          </table:table-cell>
          <table:table-cell table:style-name="ce2" office:value-type="string" calcext:value-type="string">
            <text:p>Nguyễn Long Vũ</text:p>
          </table:table-cell>
          <table:table-cell table:style-name="ce3" office:value-type="date" office:date-value="2001-09-05" calcext:value-type="date">
            <text:p>2001-9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6" calcext:value-type="float">
            <text:p>42510500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7" calcext:value-type="float">
            <text:p>4251050087</text:p>
          </table:table-cell>
          <table:table-cell table:style-name="ce2" office:value-type="string" calcext:value-type="string">
            <text:p>Nguyễn Mộng Danh</text:p>
          </table:table-cell>
          <table:table-cell table:style-name="ce3" office:value-type="date" office:date-value="2001-09-24" calcext:value-type="date">
            <text:p>2001-9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7" calcext:value-type="float">
            <text:p>42510500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8" calcext:value-type="float">
            <text:p>4251050088</text:p>
          </table:table-cell>
          <table:table-cell table:style-name="ce2" office:value-type="string" calcext:value-type="string">
            <text:p>Hàn Quốc Nguyên</text:p>
          </table:table-cell>
          <table:table-cell table:style-name="ce3" office:value-type="date" office:date-value="2000-07-31" calcext:value-type="date">
            <text:p>2000-7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8" calcext:value-type="float">
            <text:p>42510500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89" calcext:value-type="float">
            <text:p>4251050089</text:p>
          </table:table-cell>
          <table:table-cell table:style-name="ce2" office:value-type="string" calcext:value-type="string">
            <text:p>Nguyễn Trọng Tuấn</text:p>
          </table:table-cell>
          <table:table-cell table:style-name="ce3" office:value-type="date" office:date-value="2001-08-11" calcext:value-type="date">
            <text:p>2001-8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89" calcext:value-type="float">
            <text:p>42510500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0" calcext:value-type="float">
            <text:p>4251050090</text:p>
          </table:table-cell>
          <table:table-cell table:style-name="ce2" office:value-type="string" calcext:value-type="string">
            <text:p>Nguyễn Võ Quang Hoá</text:p>
          </table:table-cell>
          <table:table-cell table:style-name="ce3" office:value-type="date" office:date-value="2001-01-06" calcext:value-type="date">
            <text:p>2001-1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0" calcext:value-type="float">
            <text:p>42510500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1" calcext:value-type="float">
            <text:p>4251050091</text:p>
          </table:table-cell>
          <table:table-cell table:style-name="ce2" office:value-type="string" calcext:value-type="string">
            <text:p>Võ Hoài Việt</text:p>
          </table:table-cell>
          <table:table-cell table:style-name="ce3" office:value-type="date" office:date-value="2001-06-22" calcext:value-type="date">
            <text:p>2001-6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1" calcext:value-type="float">
            <text:p>42510500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2" calcext:value-type="float">
            <text:p>4251050092</text:p>
          </table:table-cell>
          <table:table-cell table:style-name="ce2" office:value-type="string" calcext:value-type="string">
            <text:p>Nguyễn Bá Tín</text:p>
          </table:table-cell>
          <table:table-cell table:style-name="ce3" office:value-type="date" office:date-value="2000-09-29" calcext:value-type="date">
            <text:p>2000-9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2" calcext:value-type="float">
            <text:p>42510500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3" calcext:value-type="float">
            <text:p>4251050093</text:p>
          </table:table-cell>
          <table:table-cell table:style-name="ce2" office:value-type="string" calcext:value-type="string">
            <text:p>Huỳnh Trọng Đại</text:p>
          </table:table-cell>
          <table:table-cell table:style-name="ce3" office:value-type="date" office:date-value="2001-07-04" calcext:value-type="date">
            <text:p>2001-7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3" calcext:value-type="float">
            <text:p>42510500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4" calcext:value-type="float">
            <text:p>4251050094</text:p>
          </table:table-cell>
          <table:table-cell table:style-name="ce2" office:value-type="string" calcext:value-type="string">
            <text:p>Lê Thanh Phú</text:p>
          </table:table-cell>
          <table:table-cell table:style-name="ce3" office:value-type="date" office:date-value="2001-06-05" calcext:value-type="date">
            <text:p>2001-6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4" calcext:value-type="float">
            <text:p>42510500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5" calcext:value-type="float">
            <text:p>4251050095</text:p>
          </table:table-cell>
          <table:table-cell table:style-name="ce2" office:value-type="string" calcext:value-type="string">
            <text:p>Thái Quốc Tâm</text:p>
          </table:table-cell>
          <table:table-cell table:style-name="ce3" office:value-type="date" office:date-value="2001-03-18" calcext:value-type="date">
            <text:p>2001-3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5" calcext:value-type="float">
            <text:p>42510500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6" calcext:value-type="float">
            <text:p>4251050096</text:p>
          </table:table-cell>
          <table:table-cell table:style-name="ce2" office:value-type="string" calcext:value-type="string">
            <text:p>Huỳnh Văn Phúc</text:p>
          </table:table-cell>
          <table:table-cell table:style-name="ce3" office:value-type="date" office:date-value="2001-04-20" calcext:value-type="date">
            <text:p>2001-4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6" calcext:value-type="float">
            <text:p>42510500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7" calcext:value-type="float">
            <text:p>4251050097</text:p>
          </table:table-cell>
          <table:table-cell table:style-name="ce2" office:value-type="string" calcext:value-type="string">
            <text:p>Trần Triều Vỹ</text:p>
          </table:table-cell>
          <table:table-cell table:style-name="ce3" office:value-type="date" office:date-value="2001-09-13" calcext:value-type="date">
            <text:p>2001-9-1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7" calcext:value-type="float">
            <text:p>42510500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8" calcext:value-type="float">
            <text:p>4251050098</text:p>
          </table:table-cell>
          <table:table-cell table:style-name="ce2" office:value-type="string" calcext:value-type="string">
            <text:p>Nguyễn Minh Thắng</text:p>
          </table:table-cell>
          <table:table-cell table:style-name="ce3" office:value-type="date" office:date-value="1999-08-29" calcext:value-type="date">
            <text:p>1999-8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8" calcext:value-type="float">
            <text:p>42510500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099" calcext:value-type="float">
            <text:p>4251050099</text:p>
          </table:table-cell>
          <table:table-cell table:style-name="ce2" office:value-type="string" calcext:value-type="string">
            <text:p>Nguyễn Lê Anh Thư</text:p>
          </table:table-cell>
          <table:table-cell table:style-name="ce3" office:value-type="date" office:date-value="2001-07-12" calcext:value-type="date">
            <text:p>2001-7-1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099" calcext:value-type="float">
            <text:p>42510500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0" calcext:value-type="float">
            <text:p>4251050100</text:p>
          </table:table-cell>
          <table:table-cell table:style-name="ce2" office:value-type="string" calcext:value-type="string">
            <text:p>Nguyễn Chí Bảo</text:p>
          </table:table-cell>
          <table:table-cell table:style-name="ce3" office:value-type="date" office:date-value="2001-12-19" calcext:value-type="date">
            <text:p>2001-12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00" calcext:value-type="float">
            <text:p>4251050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1" calcext:value-type="float">
            <text:p>4251050101</text:p>
          </table:table-cell>
          <table:table-cell table:style-name="ce2" office:value-type="string" calcext:value-type="string">
            <text:p>Nguyễn Trần Hoài Nam</text:p>
          </table:table-cell>
          <table:table-cell table:style-name="ce3" office:value-type="date" office:date-value="2001-10-16" calcext:value-type="date">
            <text:p>2001-10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01" calcext:value-type="float">
            <text:p>42510501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2" calcext:value-type="float">
            <text:p>4251050102</text:p>
          </table:table-cell>
          <table:table-cell table:style-name="ce2" office:value-type="string" calcext:value-type="string">
            <text:p>Đỗ Minh Hiện</text:p>
          </table:table-cell>
          <table:table-cell table:style-name="ce3" office:value-type="date" office:date-value="2001-04-10" calcext:value-type="date">
            <text:p>2001-4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02" calcext:value-type="float">
            <text:p>42510501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3" calcext:value-type="float">
            <text:p>4251050103</text:p>
          </table:table-cell>
          <table:table-cell table:style-name="ce2" office:value-type="string" calcext:value-type="string">
            <text:p>Trần Quốc Cường</text:p>
          </table:table-cell>
          <table:table-cell table:style-name="ce3" office:value-type="date" office:date-value="2000-06-14" calcext:value-type="date">
            <text:p>2000-6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03" calcext:value-type="float">
            <text:p>42510501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4" calcext:value-type="float">
            <text:p>4251050104</text:p>
          </table:table-cell>
          <table:table-cell table:style-name="ce2" office:value-type="string" calcext:value-type="string">
            <text:p>Nguyễn Văn Đan Trường</text:p>
          </table:table-cell>
          <table:table-cell table:style-name="ce3" office:value-type="date" office:date-value="2001-03-27" calcext:value-type="date">
            <text:p>2001-3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050104" calcext:value-type="float">
            <text:p>42510501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5" calcext:value-type="float">
            <text:p>4251050105</text:p>
          </table:table-cell>
          <table:table-cell table:style-name="ce2" office:value-type="string" calcext:value-type="string">
            <text:p>Nguyễn Thị Kiều Duyên</text:p>
          </table:table-cell>
          <table:table-cell table:style-name="ce3" office:value-type="date" office:date-value="2001-02-12" calcext:value-type="date">
            <text:p>2001-2-1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05" calcext:value-type="float">
            <text:p>42510501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6" calcext:value-type="float">
            <text:p>4251050106</text:p>
          </table:table-cell>
          <table:table-cell table:style-name="ce2" office:value-type="string" calcext:value-type="string">
            <text:p>Vương Thoại Mỹ Vy</text:p>
          </table:table-cell>
          <table:table-cell table:style-name="ce3" office:value-type="date" office:date-value="2001-04-16" calcext:value-type="date">
            <text:p>2001-4-1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06" calcext:value-type="float">
            <text:p>42510501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7" calcext:value-type="float">
            <text:p>4251050107</text:p>
          </table:table-cell>
          <table:table-cell table:style-name="ce2" office:value-type="string" calcext:value-type="string">
            <text:p>Nguyễn Trung Nghĩa</text:p>
          </table:table-cell>
          <table:table-cell table:style-name="ce3" office:value-type="date" office:date-value="2001-08-01" calcext:value-type="date">
            <text:p>2001-8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07" calcext:value-type="float">
            <text:p>42510501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8" calcext:value-type="float">
            <text:p>4251050108</text:p>
          </table:table-cell>
          <table:table-cell table:style-name="ce2" office:value-type="string" calcext:value-type="string">
            <text:p>Nguyễn Đức Ngọc Ẩn</text:p>
          </table:table-cell>
          <table:table-cell table:style-name="ce3" office:value-type="date" office:date-value="2001-07-15" calcext:value-type="date">
            <text:p>2001-7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08" calcext:value-type="float">
            <text:p>42510501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09" calcext:value-type="float">
            <text:p>4251050109</text:p>
          </table:table-cell>
          <table:table-cell table:style-name="ce2" office:value-type="string" calcext:value-type="string">
            <text:p>Lê Thanh Tính</text:p>
          </table:table-cell>
          <table:table-cell table:style-name="ce3" office:value-type="date" office:date-value="2001-05-06" calcext:value-type="date">
            <text:p>2001-5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09" calcext:value-type="float">
            <text:p>42510501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12" calcext:value-type="float">
            <text:p>4251050112</text:p>
          </table:table-cell>
          <table:table-cell table:style-name="ce2" office:value-type="string" calcext:value-type="string">
            <text:p>Phạm Hiếu Trung</text:p>
          </table:table-cell>
          <table:table-cell table:style-name="ce3" office:value-type="date" office:date-value="2001-11-20" calcext:value-type="date">
            <text:p>2001-11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12" calcext:value-type="float">
            <text:p>42510501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13" calcext:value-type="float">
            <text:p>4251050113</text:p>
          </table:table-cell>
          <table:table-cell table:style-name="ce2" office:value-type="string" calcext:value-type="string">
            <text:p>Phạm Xuân Tân</text:p>
          </table:table-cell>
          <table:table-cell table:style-name="ce3" office:value-type="date" office:date-value="2001-04-22" calcext:value-type="date">
            <text:p>2001-4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13" calcext:value-type="float">
            <text:p>42510501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14" calcext:value-type="float">
            <text:p>4251050114</text:p>
          </table:table-cell>
          <table:table-cell table:style-name="ce2" office:value-type="string" calcext:value-type="string">
            <text:p>Vũ Văn Phước</text:p>
          </table:table-cell>
          <table:table-cell table:style-name="ce3" office:value-type="date" office:date-value="2001-05-14" calcext:value-type="date">
            <text:p>2001-5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14" calcext:value-type="float">
            <text:p>42510501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15" calcext:value-type="float">
            <text:p>4251050115</text:p>
          </table:table-cell>
          <table:table-cell table:style-name="ce2" office:value-type="string" calcext:value-type="string">
            <text:p>Trần Việt Pháp</text:p>
          </table:table-cell>
          <table:table-cell table:style-name="ce3" office:value-type="date" office:date-value="2001-07-31" calcext:value-type="date">
            <text:p>2001-7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15" calcext:value-type="float">
            <text:p>4251050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16" calcext:value-type="float">
            <text:p>4251050116</text:p>
          </table:table-cell>
          <table:table-cell table:style-name="ce2" office:value-type="string" calcext:value-type="string">
            <text:p>Nay Y Bô</text:p>
          </table:table-cell>
          <table:table-cell table:style-name="ce3" office:value-type="date" office:date-value="2001-07-08" calcext:value-type="date">
            <text:p>2001-7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16" calcext:value-type="float">
            <text:p>42510501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17" calcext:value-type="float">
            <text:p>4251050117</text:p>
          </table:table-cell>
          <table:table-cell table:style-name="ce2" office:value-type="string" calcext:value-type="string">
            <text:p>Nguyễn Thi Thơ</text:p>
          </table:table-cell>
          <table:table-cell table:style-name="ce3" office:value-type="date" office:date-value="2001-11-23" calcext:value-type="date">
            <text:p>2001-11-2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17" calcext:value-type="float">
            <text:p>42510501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18" calcext:value-type="float">
            <text:p>4251050118</text:p>
          </table:table-cell>
          <table:table-cell table:style-name="ce2" office:value-type="string" calcext:value-type="string">
            <text:p>Phạm Đinh Chiêu</text:p>
          </table:table-cell>
          <table:table-cell table:style-name="ce3" office:value-type="date" office:date-value="2001-10-10" calcext:value-type="date">
            <text:p>2001-10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18" calcext:value-type="float">
            <text:p>42510501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19" calcext:value-type="float">
            <text:p>4251050119</text:p>
          </table:table-cell>
          <table:table-cell table:style-name="ce2" office:value-type="string" calcext:value-type="string">
            <text:p>Trần Ngọc Tiền</text:p>
          </table:table-cell>
          <table:table-cell table:style-name="ce3" office:value-type="date" office:date-value="2001-09-12" calcext:value-type="date">
            <text:p>2001-9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19" calcext:value-type="float">
            <text:p>42510501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0" calcext:value-type="float">
            <text:p>4251050120</text:p>
          </table:table-cell>
          <table:table-cell table:style-name="ce2" office:value-type="string" calcext:value-type="string">
            <text:p>Hoàng Như Việt</text:p>
          </table:table-cell>
          <table:table-cell table:style-name="ce3" office:value-type="date" office:date-value="2001-11-14" calcext:value-type="date">
            <text:p>2001-11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20" calcext:value-type="float">
            <text:p>42510501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1" calcext:value-type="float">
            <text:p>4251050121</text:p>
          </table:table-cell>
          <table:table-cell table:style-name="ce2" office:value-type="string" calcext:value-type="string">
            <text:p>Lê Hữu Hoàng Tấn</text:p>
          </table:table-cell>
          <table:table-cell table:style-name="ce3" office:value-type="date" office:date-value="2000-10-02" calcext:value-type="date">
            <text:p>2000-10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21" calcext:value-type="float">
            <text:p>42510501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2" calcext:value-type="float">
            <text:p>4251050122</text:p>
          </table:table-cell>
          <table:table-cell table:style-name="ce2" office:value-type="string" calcext:value-type="string">
            <text:p>Lê Minh Hoàng</text:p>
          </table:table-cell>
          <table:table-cell table:style-name="ce3" office:value-type="date" office:date-value="2001-06-12" calcext:value-type="date">
            <text:p>2001-6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22" calcext:value-type="float">
            <text:p>42510501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3" calcext:value-type="float">
            <text:p>4251050123</text:p>
          </table:table-cell>
          <table:table-cell table:style-name="ce2" office:value-type="string" calcext:value-type="string">
            <text:p>Hà Đức Thắng</text:p>
          </table:table-cell>
          <table:table-cell table:style-name="ce3" office:value-type="date" office:date-value="2000-06-07" calcext:value-type="date">
            <text:p>2000-6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23" calcext:value-type="float">
            <text:p>42510501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4" calcext:value-type="float">
            <text:p>4251050124</text:p>
          </table:table-cell>
          <table:table-cell table:style-name="ce2" office:value-type="string" calcext:value-type="string">
            <text:p>Võ Thanh Tân</text:p>
          </table:table-cell>
          <table:table-cell table:style-name="ce3" office:value-type="date" office:date-value="2001-11-29" calcext:value-type="date">
            <text:p>2001-11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24" calcext:value-type="float">
            <text:p>42510501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5" calcext:value-type="float">
            <text:p>4251050125</text:p>
          </table:table-cell>
          <table:table-cell table:style-name="ce2" office:value-type="string" calcext:value-type="string">
            <text:p>Lê Trung Hậu</text:p>
          </table:table-cell>
          <table:table-cell table:style-name="ce3" office:value-type="date" office:date-value="2001-12-12" calcext:value-type="date">
            <text:p>2001-12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25" calcext:value-type="float">
            <text:p>42510501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6" calcext:value-type="float">
            <text:p>4251050126</text:p>
          </table:table-cell>
          <table:table-cell table:style-name="ce2" office:value-type="string" calcext:value-type="string">
            <text:p>Trần Văn Nam</text:p>
          </table:table-cell>
          <table:table-cell table:style-name="ce3" office:value-type="date" office:date-value="2001-06-25" calcext:value-type="date">
            <text:p>2001-6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050126" calcext:value-type="float">
            <text:p>42510501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7" calcext:value-type="float">
            <text:p>4251050127</text:p>
          </table:table-cell>
          <table:table-cell table:style-name="ce2" office:value-type="string" calcext:value-type="string">
            <text:p>Nguyễn Hoàng Vũ</text:p>
          </table:table-cell>
          <table:table-cell table:style-name="ce3" office:value-type="date" office:date-value="2001-08-22" calcext:value-type="date">
            <text:p>2001-8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27" calcext:value-type="float">
            <text:p>42510501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8" calcext:value-type="float">
            <text:p>4251050128</text:p>
          </table:table-cell>
          <table:table-cell table:style-name="ce2" office:value-type="string" calcext:value-type="string">
            <text:p>Nguyễn Nguyên Tính</text:p>
          </table:table-cell>
          <table:table-cell table:style-name="ce3" office:value-type="date" office:date-value="2001-03-14" calcext:value-type="date">
            <text:p>2001-3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28" calcext:value-type="float">
            <text:p>42510501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29" calcext:value-type="float">
            <text:p>4251050129</text:p>
          </table:table-cell>
          <table:table-cell table:style-name="ce2" office:value-type="string" calcext:value-type="string">
            <text:p>Nguyễn Thành Trung</text:p>
          </table:table-cell>
          <table:table-cell table:style-name="ce3" office:value-type="date" office:date-value="2001-07-18" calcext:value-type="date">
            <text:p>2001-7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29" calcext:value-type="float">
            <text:p>42510501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0" calcext:value-type="float">
            <text:p>4251050130</text:p>
          </table:table-cell>
          <table:table-cell table:style-name="ce2" office:value-type="string" calcext:value-type="string">
            <text:p>Phạm Đình Thơ</text:p>
          </table:table-cell>
          <table:table-cell table:style-name="ce3" office:value-type="date" office:date-value="2001-05-01" calcext:value-type="date">
            <text:p>2001-5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30" calcext:value-type="float">
            <text:p>42510501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1" calcext:value-type="float">
            <text:p>4251050131</text:p>
          </table:table-cell>
          <table:table-cell table:style-name="ce2" office:value-type="string" calcext:value-type="string">
            <text:p>Đoàn Văn Giàu</text:p>
          </table:table-cell>
          <table:table-cell table:style-name="ce3" office:value-type="date" office:date-value="2001-08-10" calcext:value-type="date">
            <text:p>2001-8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31" calcext:value-type="float">
            <text:p>42510501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2" calcext:value-type="float">
            <text:p>4251050132</text:p>
          </table:table-cell>
          <table:table-cell table:style-name="ce2" office:value-type="string" calcext:value-type="string">
            <text:p>Đoàn Văn Sang</text:p>
          </table:table-cell>
          <table:table-cell table:style-name="ce3" office:value-type="date" office:date-value="2000-08-21" calcext:value-type="date">
            <text:p>2000-8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32" calcext:value-type="float">
            <text:p>42510501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3" calcext:value-type="float">
            <text:p>4251050133</text:p>
          </table:table-cell>
          <table:table-cell table:style-name="ce2" office:value-type="string" calcext:value-type="string">
            <text:p>Nguyễn Trần Hiền</text:p>
          </table:table-cell>
          <table:table-cell table:style-name="ce3" office:value-type="date" office:date-value="2001-09-19" calcext:value-type="date">
            <text:p>2001-9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33" calcext:value-type="float">
            <text:p>42510501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4" calcext:value-type="float">
            <text:p>4251050134</text:p>
          </table:table-cell>
          <table:table-cell table:style-name="ce2" office:value-type="string" calcext:value-type="string">
            <text:p>Nguyễn Đức Dự</text:p>
          </table:table-cell>
          <table:table-cell table:style-name="ce3" office:value-type="date" office:date-value="2001-11-28" calcext:value-type="date">
            <text:p>2001-11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34" calcext:value-type="float">
            <text:p>42510501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5" calcext:value-type="float">
            <text:p>4251050135</text:p>
          </table:table-cell>
          <table:table-cell table:style-name="ce2" office:value-type="string" calcext:value-type="string">
            <text:p>Nguyễn Văn Bảo</text:p>
          </table:table-cell>
          <table:table-cell table:style-name="ce3" office:value-type="date" office:date-value="2001-05-14" calcext:value-type="date">
            <text:p>2001-5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35" calcext:value-type="float">
            <text:p>42510501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6" calcext:value-type="float">
            <text:p>4251050136</text:p>
          </table:table-cell>
          <table:table-cell table:style-name="ce2" office:value-type="string" calcext:value-type="string">
            <text:p>Phạm Trần Mỹ Diễm</text:p>
          </table:table-cell>
          <table:table-cell table:style-name="ce3" office:value-type="date" office:date-value="2001-03-12" calcext:value-type="date">
            <text:p>2001-3-1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36" calcext:value-type="float">
            <text:p>42510501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7" calcext:value-type="float">
            <text:p>4251050137</text:p>
          </table:table-cell>
          <table:table-cell table:style-name="ce2" office:value-type="string" calcext:value-type="string">
            <text:p>Bùi Đăng Khoa</text:p>
          </table:table-cell>
          <table:table-cell table:style-name="ce3" office:value-type="date" office:date-value="2001-09-28" calcext:value-type="date">
            <text:p>2001-9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37" calcext:value-type="float">
            <text:p>42510501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8" calcext:value-type="float">
            <text:p>4251050138</text:p>
          </table:table-cell>
          <table:table-cell table:style-name="ce2" office:value-type="string" calcext:value-type="string">
            <text:p>Nguyễn Trần Hữu Huy</text:p>
          </table:table-cell>
          <table:table-cell table:style-name="ce3" office:value-type="date" office:date-value="2001-04-26" calcext:value-type="date">
            <text:p>2001-4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38" calcext:value-type="float">
            <text:p>42510501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39" calcext:value-type="float">
            <text:p>4251050139</text:p>
          </table:table-cell>
          <table:table-cell table:style-name="ce2" office:value-type="string" calcext:value-type="string">
            <text:p>Man Tiến Thắng</text:p>
          </table:table-cell>
          <table:table-cell table:style-name="ce3" office:value-type="date" office:date-value="2001-12-20" calcext:value-type="date">
            <text:p>2001-12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050139" calcext:value-type="float">
            <text:p>42510501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0" calcext:value-type="float">
            <text:p>4251050140</text:p>
          </table:table-cell>
          <table:table-cell table:style-name="ce2" office:value-type="string" calcext:value-type="string">
            <text:p>Hoàng Thị Thuỳ Linh</text:p>
          </table:table-cell>
          <table:table-cell table:style-name="ce3" office:value-type="date" office:date-value="2001-08-11" calcext:value-type="date">
            <text:p>2001-8-1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40" calcext:value-type="float">
            <text:p>42510501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1" calcext:value-type="float">
            <text:p>4251050141</text:p>
          </table:table-cell>
          <table:table-cell table:style-name="ce2" office:value-type="string" calcext:value-type="string">
            <text:p>Huỳnh Tấn Đạt</text:p>
          </table:table-cell>
          <table:table-cell table:style-name="ce3" office:value-type="date" office:date-value="2001-05-29" calcext:value-type="date">
            <text:p>2001-5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050141" calcext:value-type="float">
            <text:p>42510501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2" calcext:value-type="float">
            <text:p>4251050142</text:p>
          </table:table-cell>
          <table:table-cell table:style-name="ce2" office:value-type="string" calcext:value-type="string">
            <text:p>Trương Anh Hào</text:p>
          </table:table-cell>
          <table:table-cell table:style-name="ce3" office:value-type="date" office:date-value="2001-10-14" calcext:value-type="date">
            <text:p>2001-10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42" calcext:value-type="float">
            <text:p>42510501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3" calcext:value-type="float">
            <text:p>4251050143</text:p>
          </table:table-cell>
          <table:table-cell table:style-name="ce2" office:value-type="string" calcext:value-type="string">
            <text:p>Nguyễn Ngọc Khoan</text:p>
          </table:table-cell>
          <table:table-cell table:style-name="ce3" office:value-type="date" office:date-value="2001-11-15" calcext:value-type="date">
            <text:p>2001-11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43" calcext:value-type="float">
            <text:p>42510501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4" calcext:value-type="float">
            <text:p>4251050144</text:p>
          </table:table-cell>
          <table:table-cell table:style-name="ce2" office:value-type="string" calcext:value-type="string">
            <text:p>Nguyễn Xuân Trường</text:p>
          </table:table-cell>
          <table:table-cell table:style-name="ce3" office:value-type="date" office:date-value="2001-07-31" calcext:value-type="date">
            <text:p>2001-7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44" calcext:value-type="float">
            <text:p>42510501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5" calcext:value-type="float">
            <text:p>4251050145</text:p>
          </table:table-cell>
          <table:table-cell table:style-name="ce2" office:value-type="string" calcext:value-type="string">
            <text:p>Phan Văn Ban</text:p>
          </table:table-cell>
          <table:table-cell table:style-name="ce3" office:value-type="date" office:date-value="2001-10-07" calcext:value-type="date">
            <text:p>2001-10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45" calcext:value-type="float">
            <text:p>42510501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6" calcext:value-type="float">
            <text:p>4251050146</text:p>
          </table:table-cell>
          <table:table-cell table:style-name="ce2" office:value-type="string" calcext:value-type="string">
            <text:p>Trần Minh Vương</text:p>
          </table:table-cell>
          <table:table-cell table:style-name="ce3" office:value-type="date" office:date-value="2001-10-25" calcext:value-type="date">
            <text:p>2001-10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46" calcext:value-type="float">
            <text:p>42510501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7" calcext:value-type="float">
            <text:p>4251050147</text:p>
          </table:table-cell>
          <table:table-cell table:style-name="ce2" office:value-type="string" calcext:value-type="string">
            <text:p>Lê Hoàng Lâm</text:p>
          </table:table-cell>
          <table:table-cell table:style-name="ce3" office:value-type="date" office:date-value="2001-12-02" calcext:value-type="date">
            <text:p>2001-1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47" calcext:value-type="float">
            <text:p>42510501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8" calcext:value-type="float">
            <text:p>4251050148</text:p>
          </table:table-cell>
          <table:table-cell table:style-name="ce2" office:value-type="string" calcext:value-type="string">
            <text:p>Nguyễn Trọng Nghĩa</text:p>
          </table:table-cell>
          <table:table-cell table:style-name="ce3" office:value-type="date" office:date-value="2001-01-02" calcext:value-type="date">
            <text:p>2001-1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050148" calcext:value-type="float">
            <text:p>42510501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49" calcext:value-type="float">
            <text:p>4251050149</text:p>
          </table:table-cell>
          <table:table-cell table:style-name="ce2" office:value-type="string" calcext:value-type="string">
            <text:p>Lê Huỳnh Kha</text:p>
          </table:table-cell>
          <table:table-cell table:style-name="ce3" office:value-type="date" office:date-value="1998-03-08" calcext:value-type="date">
            <text:p>1998-3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49" calcext:value-type="float">
            <text:p>42510501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0" calcext:value-type="float">
            <text:p>4251050150</text:p>
          </table:table-cell>
          <table:table-cell table:style-name="ce2" office:value-type="string" calcext:value-type="string">
            <text:p>Nguyễn Thị Yến Như</text:p>
          </table:table-cell>
          <table:table-cell table:style-name="ce3" office:value-type="date" office:date-value="2001-01-01" calcext:value-type="date">
            <text:p>2001-1-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0" calcext:value-type="float">
            <text:p>42510501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7" calcext:value-type="float">
            <text:p>4251050217</text:p>
          </table:table-cell>
          <table:table-cell table:style-name="ce2" office:value-type="string" calcext:value-type="string">
            <text:p>Nguyễn Đức Huỳnh</text:p>
          </table:table-cell>
          <table:table-cell table:style-name="ce3" office:value-type="date" office:date-value="2000-09-29" calcext:value-type="date">
            <text:p>2000-9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17" calcext:value-type="float">
            <text:p>42510502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8" calcext:value-type="float">
            <text:p>4251050218</text:p>
          </table:table-cell>
          <table:table-cell table:style-name="ce2" office:value-type="string" calcext:value-type="string">
            <text:p>Nguyễn Thị Thu Hiền</text:p>
          </table:table-cell>
          <table:table-cell table:style-name="ce3" office:value-type="date" office:date-value="2001-08-08" calcext:value-type="date">
            <text:p>2001-8-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B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18" calcext:value-type="float">
            <text:p>42510502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67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6" meta:object-count="0"/>
    <meta:generator>LibreOfficeDev/6.0.5.2$Linux_X86_64 LibreOffice_project/</meta:generator>
  </office:meta>
</office:document-meta>
</file>